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style:min-row-height="0.8292in" fo:keep-together="auto"/>
    </style:style>
    <style:style style:name="Table1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2" style:family="table">
      <style:table-properties style:width="6.2701in" fo:margin-left="0in" fo:margin-top="0in" fo:margin-bottom="0in" table:align="left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4" style:family="table">
      <style:table-properties style:width="6.2701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5" style:family="table">
      <style:table-properties style:width="6.2701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6" style:family="table">
      <style:table-properties style:width="6.2701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fo:background-color="#ff9900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background-color="#ff9900" loext:char-shading-value="0" style:font-size-asian="12pt" style:font-size-complex="12pt"/>
    </style:style>
    <style:style style:name="T6" style:family="text">
      <style:text-properties fo:color="#ffffff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7" style:family="text">
      <style:text-properties fo:color="#fcc28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8" style:family="text">
      <style:text-properties fo:color="#ffffaa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9" style:family="text">
      <style:text-properties fo:color="#a2fca2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0" style:family="text">
      <style:text-properties fo:color="#c6b4f0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color="#d36363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3" style:family="text">
      <style:text-properties fo:color="#ade5f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4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1</text:span><text:span text:style-name="T2">a</text:span><text:span text:style-name="T1"> Etapa do Trabalho</text:span></text:p>
      <text:p text:style-name="P1"/>
      <text:p text:style-name="P1"/>
      <text:p text:style-name="P4"><text:span text:style-name="T3">Nome: José Ferreira Arantes Lopes e Matheus Henrique Maia Ramos</text:span></text:p>
      <text:p text:style-name="P1"/>
      <text:p text:style-name="P4"><text:span text:style-name="T4">(NÃO FAÇA O TUTORIAL COMO ROOT, OU SEJA, NÃO ESCREVA “SUDO SU” ANTES DE COMEÇAR O TUTORIAL POIS RESULTARÁ EM INCONSISTÊNCIAS)</text:span></text:p>
      <text:p text:style-name="P2"/>
      <text:p text:style-name="P4"><text:span text:style-name="T4">Criação de diretório para projeto em NestJS e instalação do Volta:</text:span></text:p>
      <text:p text:style-name="P1"/>
      <text:p text:style-name="P6"><text:span text:style-name="T3">Para instalar NestJS, é preciso instalar o Node.js. E como vamos usar o Volta, precisamos instalá-lo primeiro e depois o Node.js a partir dele. O comando é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6">curl https://get.volta.sh | bash</text:span></text:p>
          </table:table-cell>
        </table:table-row>
      </table:table>
      <text:p text:style-name="P1"/>
      <text:p text:style-name="P6"><text:span text:style-name="T3">Feche o terminal. Para instalar o Node.js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6">volta install </text:span><text:span text:style-name="T7">node</text:span></text:p>
          </table:table-cell>
        </table:table-row>
      </table:table>
      <text:p text:style-name="P1"/>
      <text:p text:style-name="P6"><text:span text:style-name="T3">Para instalar NPM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6">volta </text:span><text:span text:style-name="T7">install</text:span><text:span text:style-name="T6"> npm</text:span></text:p>
          </table:table-cell>
        </table:table-row>
      </table:table>
      <text:p text:style-name="P1"/>
      <text:p text:style-name="P6"><text:span text:style-name="T3">Crie um diretório para o projeto em NestJS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8">mkdir</text:span><text:span text:style-name="T6"> projetoNest</text:span></text:p>
          </table:table-cell>
        </table:table-row>
      </table:table>
      <text:p text:style-name="P1"/>
      <text:p text:style-name="P1"/>
      <text:p text:style-name="P1"/>
      <text:p text:style-name="P4"><text:span text:style-name="T4">Criação de diretório para o projeto em Vue:</text:span></text:p>
      <text:p text:style-name="P2"/>
      <text:p text:style-name="P6"><text:span text:style-name="T3">Crie um diretório para o projeto Vue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8">mkdir</text:span><text:span text:style-name="T6"> projetoVue</text:span></text:p>
          </table:table-cell>
        </table:table-row>
      </table:table>
      <text:p text:style-name="P4"><text:span text:style-name="T3"><text:tab/></text:span></text:p>
      <text:p text:style-name="P1"/>
      <text:p text:style-name="P1"/>
      <text:p text:style-name="P1"/>
      <text:p text:style-name="P4"><text:span text:style-name="T4">Instalação do Docker:<text:line-break/></text:span></text:p>
      <text:p text:style-name="P6"><text:span text:style-name="T3">Instale pacotes que são pré-requisitos para a instalação Docker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<text:span text:style-name="T6">sudo apt install -y apt-transport-https ca-certificates curl software-properties-</text:span><text:span text:style-name="T7">common</text:span><text:span text:style-name="T6"> gnupg lsb-</text:span><text:span text:style-name="T7">release</text:span></text:p>
          </table:table-cell>
        </table:table-row>
      </table:table>
      <text:p text:style-name="P1"/>
      <text:p text:style-name="P6"><text:span text:style-name="T3">Busque a chave GPG usada pelo repositório do Docker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<text:span text:style-name="T6">curl -fsSL https://download.docker.com/linux/ubuntu/gpg | sudo gpg --dearmor -o /usr/share/keyrings/docker-archive-keyring.gpg</text:span></text:p>
          </table:table-cell>
        </table:table-row>
      </table:table>
      <text:p text:style-name="P8"/>
      <text:p text:style-name="P9"><text:span text:style-name="T3">Adicione o repositório Docker aos recursos do APT do sistema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<text:span text:style-name="T6">echo </text:span><text:span text:style-name="T9">"deb [arch=$(dpkg --print-architecture) signed-by=/usr/share/keyrings/docker-archive-keyring.gpg] https://download.docker.com/linux/ubuntu jammy stable"</text:span><text:span text:style-name="T6"> | sudo tee </text:span><text:span text:style-name="T10">/etc/</text:span><text:span text:style-name="T6">apt</text:span><text:span text:style-name="T10">/sources.list.d/</text:span><text:span text:style-name="T6">docker.list &gt; </text:span><text:span text:style-name="T10">/dev/</text:span><text:span text:style-name="T7">null</text:span></text:p>
          </table:table-cell>
        </table:table-row>
      </table:table>
      <text:p text:style-name="P1"/>
      <text:p text:style-name="P9"><text:span text:style-name="T3">Atualize os pacotes e instale a Engine Docker Community Edition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<text:span text:style-name="T6">sudo apt </text:span><text:span text:style-name="T7">update</text:span><text:span text:style-name="T6"> &amp;&amp; sudo apt </text:span><text:span text:style-name="T7">install</text:span><text:span text:style-name="T6"> -y docker-ce docker-compose-</text:span><text:span text:style-name="T7">plugin</text:span></text:p>
          </table:table-cell>
        </table:table-row>
      </table:table>
      <text:p text:style-name="P1"/>
      <text:p text:style-name="P1"/>
      <text:p text:style-name="P1"/>
      <text:p text:style-name="P4"><text:span text:style-name="T4">Instalação do Portainer via Docker</text:span></text:p>
      <text:p text:style-name="P2"/>
      <text:p text:style-name="P9"><text:span text:style-name="T3">Crie um volume para armazenar os dados do Portainer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<text:span text:style-name="T6">sudo docker </text:span><text:span text:style-name="T7">volume</text:span><text:span text:style-name="T6"> create portainer_data</text:span></text:p>
          </table:table-cell>
        </table:table-row>
      </table:table>
      <text:p text:style-name="P1"/>
      <text:p text:style-name="P9"><text:span text:style-name="T3">Configure o Portainer para funcionar na URL </text:span><text:a xlink:type="simple" xlink:href="https://localhost:9443" text:style-name="ListLabel_20_1" text:visited-style-name="ListLabel_20_1"><text:span text:style-name="T11">https://localhost:9443</text:span></text:a><text:span text:style-name="T3"> ou </text:span><text:a xlink:type="simple" xlink:href="http://localhost:8000" text:style-name="ListLabel_20_1" text:visited-style-name="ListLabel_20_1"><text:span text:style-name="T11">http://localhost:8000</text:span></text:a><text:span text:style-name="T3"> 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><text:span text:style-name="T6">sudo docker run -d -</text:span><text:span text:style-name="T7">p</text:span><text:span text:style-name="T6"> </text:span><text:span text:style-name="T12">8000</text:span><text:span text:style-name="T6">:</text:span><text:span text:style-name="T12">8000</text:span><text:span text:style-name="T6"> -</text:span><text:span text:style-name="T7">p</text:span><text:span text:style-name="T6"> </text:span><text:span text:style-name="T12">9443</text:span><text:span text:style-name="T6">:</text:span><text:span text:style-name="T12">9443</text:span><text:span text:style-name="T6"> --name portainer --restart=always -v /var/run/docker</text:span><text:span text:style-name="T13">.sock</text:span><text:span text:style-name="T6">:/var/run/docker</text:span><text:span text:style-name="T13">.sock</text:span><text:span text:style-name="T6"> -v portainer_data:/data portainer/portainer-ce:latest</text:span></text:p>
          </table:table-cell>
        </table:table-row>
      </table:table>
      <text:p text:style-name="P1"><text:soft-page-break/></text:p>
      <text:p text:style-name="P1"/>
      <text:p text:style-name="P1"/>
      <text:p text:style-name="P4"><text:span text:style-name="T4">Configuração do Portainer</text:span></text:p>
      <text:p text:style-name="P1"/>
      <text:p text:style-name="P9"><text:span text:style-name="T3">Entre na porta </text:span><text:a xlink:type="simple" xlink:href="https://localhost:9443" text:style-name="ListLabel_20_1" text:visited-style-name="ListLabel_20_1"><text:span text:style-name="T11">https://localhost:9443</text:span></text:a><text:span text:style-name="T3"> e configure os seguintes dados:</text:span></text:p>
      <text:p text:style-name="P6"><text:span text:style-name="T3">USUÁRIO: admin</text:span></text:p>
      <text:p text:style-name="P6"><text:span text:style-name="T3">SENHA: 012345678901</text:span>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4">Instalação do PostgreSQL via Docker</text:span></text:p>
      <text:p text:style-name="P2"/>
      <text:p text:style-name="P6"><text:span text:style-name="T3">Primeiro é necessário “puxar” a imagem do postgresql do Docker Hub, paraisso use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"><text:span text:style-name="T8">sudo docker pull postgres</text:span></text:p>
          </table:table-cell>
        </table:table-row>
      </table:table>
      <text:p text:style-name="P1"/>
      <text:p text:style-name="P9"><text:span text:style-name="T3">Agora use o seguinte comando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"><text:span text:style-name="T6">sudo docker </text:span><text:span text:style-name="T8">run</text:span><text:span text:style-name="T6"> --name container-postgres -e </text:span><text:span text:style-name="T8">POSTGRES_PASSWORD</text:span><text:span text:style-name="T6">=123456 -e </text:span><text:span text:style-name="T8">POSTGRES_USER</text:span><text:span text:style-name="T6">=admin -e </text:span><text:span text:style-name="T8">POSTGRES_DB</text:span><text:span text:style-name="T6">=postgres -p <text:s/>5432:5432 -d postgres</text:span></text:p>
          </table:table-cell>
        </table:table-row>
      </table:table>
      <text:p text:style-name="P1"/>
      <text:p text:style-name="P6"><text:span text:style-name="T3">Explicando-o:</text:span></text:p>
      <text:p text:style-name="P4"><text:span text:style-name="T3">“docker run” - criar e inicializar um novo container</text:span></text:p>
      <text:p text:style-name="P4"><text:span text:style-name="T3">“--name container-postgres” - atribuiu ao container o nome de “container-postgres”</text:span></text:p>
      <text:p text:style-name="P4"><text:span text:style-name="T3">“-e” - definir variáveis de ambiente dentro do container</text:span></text:p>
      <text:p text:style-name="P4"><text:span text:style-name="T3">“POSTGRES_PASSWORD=123456” - definindo a variável de ambiente da senha do postgres como 123456</text:span></text:p>
      <text:p text:style-name="P4"><text:span text:style-name="T3">“POSTGRES_USER=admin” - definindo também a variável de ambiente, mas agora para o usuário do postgres como admin (apenas o nome mesmo)</text:span></text:p>
      <text:p text:style-name="P4"><text:span text:style-name="T3">“POSTGRES_DB=postgres” - definindo outra variável de ambiente, agora para o nome do banco de dados</text:span></text:p>
      <text:p text:style-name="P4"><text:span text:style-name="T3">“-p 5432:5432” - definição de porta, no formato -p &lt;porta local&gt;:&lt;porta do container&gt;</text:span></text:p>
      <text:p text:style-name="P4"><text:span text:style-name="T3">“-d” - executa o comando de forma desacoplada, sem ocupar o terminal com o serviço</text:span></text:p>
      <text:p text:style-name="P4"><text:span text:style-name="T3">“postgres” - nome da imagem usada para criar o container Docker</text:span></text:p>
      <text:p text:style-name="P10"/>
      <text:p text:style-name="P10"/>
      <text:p text:style-name="P10"/>
      <text:p text:style-name="P11"><text:span text:style-name="T4">Instalação do NestJS:</text:span></text:p>
      <text:p text:style-name="P10"/>
      <text:p text:style-name="P13"><text:span text:style-name="T3">Instale o NestJS globalmente no seu Sistema Operacional por meio deste comando no terminal: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2"><text:span text:style-name="T8">npm</text:span><text:span text:style-name="T6"> i -g @nestjs/cli</text:span></text:p>
          </table:table-cell>
        </table:table-row>
      </table:table>
      <text:p text:style-name="P10"/>
      <text:p text:style-name="P10"/>
      <text:p text:style-name="P10"/>
      <text:p text:style-name="P4"><text:span text:style-name="T4">Instalação do Vue 3:</text:span></text:p>
      <text:p text:style-name="P2"/>
      <text:p text:style-name="P6"><text:span text:style-name="T3">Instale o Vue (também globalmente no seu Sistema Operacional) com o seguinte comando no terminal: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2"><text:span text:style-name="T8">npm</text:span><text:span text:style-name="T6"> install -g @vue/cli</text:span></text:p>
          </table:table-cell>
        </table:table-row>
      </table:table>
      <text:p text:style-name="P4"><text:span text:style-name="T14">OPCIONAL</text:span><text:span text:style-name="T4"><text:line-break/>Instalação do DBeaver</text:span></text:p>
      <text:p text:style-name="P2"/>
      <text:p text:style-name="P6"><text:span text:style-name="T3">Siga esses passos caso deseje usar o DBeaver como ferramenta de gerenciamento de banco de dados:</text:span></text:p>
      <text:p text:style-name="P3"/>
      <text:p text:style-name="P6"><text:span text:style-name="T3">Link da página oficial de download no: (para Windows, mas Linux Mint/Ubuntu também podem ir pelo link)</text:span></text:p>
      <text:p text:style-name="P4"><text:a xlink:type="simple" xlink:href="https://dbeaver.io/download/" text:style-name="ListLabel_20_1" text:visited-style-name="ListLabel_20_1"><text:span text:style-name="T11">https://dbeaver.io/download/</text:span></text:a></text:p>
      <text:p text:style-name="P1"/>
      <text:p text:style-name="P1"/>
      <text:p text:style-name="P4"><text:soft-page-break/><text:span text:style-name="T4">(APENAS PARA LINUX UBUNTU)</text:span></text:p>
      <text:p text:style-name="P6"><text:span text:style-name="T3">Para instalar o DBeaver no Linux Ubuntu apenas digite esse comando no terminal: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2"><text:span text:style-name="T6">sudo snap </text:span><text:span text:style-name="T7">install</text:span><text:span text:style-name="T6"> dbeaver-ce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0" meta:object-count="0" meta:page-count="3" meta:paragraph-count="62" meta:word-count="534" meta:character-count="3749" meta:non-whitespace-character-count="3279"/>
    <meta:generator>LibreOfficeDev/6.0.5.2$Linux_X86_64 LibreOffice_project/</meta:generator>
  </office:meta>
</office:document-meta>
</file>